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cou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li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control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gravity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ea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hit the groun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burg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hotdog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bu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sausag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pizza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fri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ola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donu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ice cream con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ice cream ba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purple pick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regurgitation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nsumption lis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purple pickle left 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burger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bun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usage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pizza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fries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cola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donut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ice cream cone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ice cream ba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 crumbs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crumb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scenery</text:p>
          </table:table-cell>
          <table:table-cell table:style-name="ce2" office:value-type="string" calcext:value-type="string">
            <text:p>pave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hit the ground dust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food list generato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burger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hotdog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bun counter sub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sausage counter sub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pizza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pizza slice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fries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cola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donut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ice cream cone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ice cream bar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tit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subtit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title neon blinking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3d splat and slip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splat drop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ubtitle splat dro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credits button setting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start game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data process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1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2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3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4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5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6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7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8 data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tart game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redits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burge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hotdog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bun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sausag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pizz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fries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col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donut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con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ba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upload highe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otal calorie count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eekly Gobble front pa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imer custom fo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20:25.454000000</meta:creation-date>
    <meta:generator>LibreOffice/5.1.5.2$Windows_x86 LibreOffice_project/7a864d8825610a8c07cfc3bc01dd4fce6a9447e5</meta:generator>
    <dc:date>2018-09-22T22:34:52.326000000</dc:date>
    <meta:editing-duration>PT3H24M</meta:editing-duration>
    <meta:editing-cycles>5</meta:editing-cycles>
    <meta:document-statistic meta:table-count="1" meta:cell-count="299" meta:object-count="0"/>
  </office:meta>
</office:document-meta>
</file>